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12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30" style:family="table-cell" style:parent-style-name="Default">
      <style:table-cell-properties fo:border="0.06pt solid #000000"/>
      <style:text-properties style:font-name="Iosevka NF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36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3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2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57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64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65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2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4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46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9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51" style:family="table-cell" style:parent-style-name="Default">
      <style:table-cell-properties fo:border-bottom="none" fo:border-left="none" fo:border-right="none" fo:border-top="0.06pt solid #000000"/>
    </style:style>
    <style:style style:name="ce76" style:family="table-cell" style:parent-style-name="Default">
      <style:table-cell-properties fo:border="none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4" style:family="table-cell" style:parent-style-name="Default">
      <style:table-cell-properties fo:border-bottom="none" fo:border-left="0.06pt solid #000000" fo:border-right="0.06pt solid #000000" fo:border-top="none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0.06pt solid #000000" fo:border-left="none" fo:border-right="0.06pt solid #000000" fo:border-top="none"/>
    </style:style>
    <style:style style:name="ce71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order-left="0.06pt solid #000000" fo:border-right="none" fo:border-top="none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45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47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style-asian="italic" style:font-style-complex="italic" fo:font-style="italic"/>
    </style:style>
    <style:style style:name="T5" style:family="text">
      <style:text-properties fo:font-style="normal" style:font-style-complex="normal" style:font-style-asian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8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9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default-cell-style-name="ce30"/>
        <table:table-column table:style-name="co1" table:default-cell-style-name="ce36"/>
        <table:table-column table:style-name="co1" table:number-columns-repeated="3" table:default-cell-style-name="ce5"/>
        <table:table-column table:style-name="co1" table:number-columns-repeated="2" table:default-cell-style-name="ce84"/>
        <table:table-column table:style-name="co1" table:default-cell-style-name="ce38"/>
        <table:table-column table:style-name="co1" table:default-cell-style-name="ce84"/>
        <table:table-column table:style-name="co1" table:default-cell-style-name="Default"/>
        <table:table-row table:style-name="ro1" table:visibility="collapse" table:number-rows-repeated="6">
          <table:table-cell table:style-name="ce1"/>
          <table:table-cell table:style-name="Default" table:number-columns-repeated="9"/>
          <table:table-cell/>
        </table:table-row>
        <table:table-row table:style-name="ro1" table:visibility="collapse">
          <table:table-cell table:style-name="ce2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2">
            <text:p>Document class</text:p>
          </table:table-cell>
          <table:covered-table-cell table:style-name="ce20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o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84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2">
            <text:p>Use package</text:p>
          </table:table-cell>
          <table:covered-table-cell table:style-name="ce5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k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84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Title</text:p>
          </table:table-cell>
          <table:covered-table-cell table:style-name="ce20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Author</text:p>
          </table:table-cell>
          <table:covered-table-cell table:style-name="ce20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Date</text:p>
          </table:table-cell>
          <table:covered-table-cell table:style-name="ce20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5">
            <text:p>Section</text:p>
          </table:table-cell>
          <table:covered-table-cell table:style-name="ce20"/>
          <table:table-cell table:style-name="ce37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84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table:style-name="ce39" table:number-columns-spanned="4" table:number-rows-spanned="1"/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...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0"/>
          <table:table-cell table:style-name="ce39" table:number-columns-spanned="4" table:number-rows-spanned="1"/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0"/>
          <table:table-cell table:style-name="ce43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 table:style-name="ce47"/>
        </table:table-row>
        <table:table-row table:style-name="ro1">
          <table:table-cell table:style-name="ce7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 table:style-name="ce47"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ection</text:p>
          </table:table-cell>
          <table:covered-table-cell table:style-name="ce20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4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ection</text:p>
          </table:table-cell>
          <table:covered-table-cell table:style-name="ce20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4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ubsection</text:p>
          </table:table-cell>
          <table:covered-table-cell table:style-name="ce20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4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5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4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5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4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5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4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5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4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hyperref jump to correct page</text:p>
          </table:table-cell>
          <table:covered-table-cell table:style-name="ce20"/>
          <table:table-cell office:value-type="string" calcext:value-type="string" table:number-columns-spanned="4" table:number-rows-spanned="1">
            <text:p>\phantomsection</text:p>
          </table:table-cell>
          <table:covered-table-cell table:number-columns-repeated="3"/>
          <table:table-cell office:value-type="string" calcext:value-type="string">
            <text:p>phs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dd entry to list</text:p>
          </table:table-cell>
          <table:covered-table-cell table:style-name="ce20"/>
          <table:table-cell office:value-type="string" calcext:value-type="string" table:number-columns-spanned="4" table:number-rows-spanned="1">
            <text:p>\addcontentsline{<text:span text:style-name="T4">file</text:span><text:span text:style-name="T3">}{</text:span><text:span text:style-name="T1">sec-unit</text:span><text:span text:style-name="T5">}{</text:span><text:span text:style-name="T1">list-entry</text:span><text:span text:style-name="T3">}</text:span></text:p>
          </table:table-cell>
          <table:covered-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Twoside headers</text:p>
          </table:table-cell>
          <table:covered-table-cell table:style-name="ce20"/>
          <table:table-cell office:value-type="string" calcext:value-type="string" table:number-columns-spanned="4" table:number-rows-spanned="1">
            <text:p>\markboth{<text:span text:style-name="T1">left</text:span><text:span text:style-name="T3">}{</text:span><text:span text:style-name="T1">right</text:span><text:span text:style-name="T3">}</text:span>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title</text:p>
          </table:table-cell>
          <table:covered-table-cell table:style-name="ce20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Table of contents</text:p>
          </table:table-cell>
          <table:covered-table-cell table:style-name="ce20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tables</text:p>
          </table:table-cell>
          <table:covered-table-cell table:style-name="ce20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figures</text:p>
          </table:table-cell>
          <table:covered-table-cell table:style-name="ce20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index</text:p>
          </table:table-cell>
          <table:covered-table-cell table:style-name="ce20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rint index</text:p>
          </table:table-cell>
          <table:covered-table-cell table:style-name="ce20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DF bookmark</text:p>
          </table:table-cell>
          <table:covered-table-cell table:style-name="ce20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Labe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g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n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b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h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p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t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s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l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o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d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r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x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n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i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g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ta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t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Phantom text</text:p>
          </table:table-cell>
          <table:covered-table-cell/>
          <table:table-cell office:value-type="string" calcext:value-type="string" table:number-columns-spanned="4" table:number-rows-spanned="1">
            <text:p>\phantom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h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hphantom{...}</text:p>
          </table:table-cell>
          <table:covered-table-cell table:number-columns-repeated="3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phantom{...}</text:p>
          </table:table-cell>
          <table:covered-table-cell table:number-columns-repeated="3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Colum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9">
            <text:p>mul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6">\begin</text:span><text:span text:style-name="T7">{multicols}{</text:span><text:span text:style-name="T8">columns</text:span><text:span text:style-name="T7">}[</text:span><text:span text:style-name="T8">preface</text:span><text:span text:style-name="T7">]</text:span>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6">\begin</text:span><text:span text:style-name="T7">{multicols}{</text:span><text:span text:style-name="T8">columns</text:span><text:span text:style-name="T7">}[</text:span><text:span text:style-name="T8">preface</text:span><text:span text:style-name="T7">][</text:span><text:span text:style-name="T8">skip</text:span><text:span text:style-name="T7">]</text:span>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9">,ref==\the</text:span><text:span text:style-name="T8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9">,ref==\the</text:span><text:span text:style-name="T8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9">,ref==\the</text:span><text:span text:style-name="T8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9">,ref==\the</text:span><text:span text:style-name="T8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tz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en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65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29" office:value-type="string" calcext:value-type="string">
            <text:p>\item ... </text:p>
          </table:table-cell>
          <table:table-cell table:style-name="ce56" table:number-columns-repeated="2"/>
          <table:table-cell table:style-name="ce71"/>
          <table:table-cell office:value-type="string" calcext:value-type="string">
            <text:p>tm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o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pf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p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cc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2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l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dd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2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r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2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ex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2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e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2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p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37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tab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76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2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76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76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66"/>
          <table:covered-table-cell table:style-name="ce60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rr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76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3">
            <text:p>Text alignment</text:p>
          </table:table-cell>
          <table:covered-table-cell table:style-name="ce5"/>
          <table:table-cell table:style-name="ce44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loa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pt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sn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sn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44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u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76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76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76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76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76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76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76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76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Math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48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e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65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covered-table-cell table:style-name="ce94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3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65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94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65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65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94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65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94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65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94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65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table:number-columns-spanned="1" table:number-rows-spanned="2"/>
          <table:table-cell/>
        </table:table-row>
        <table:table-row table:style-name="ro1">
          <table:covered-table-cell table:number-columns-repeated="2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a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2" table:number-rows-spanned="1">
            <text:p>Command</text:p>
          </table:table-cell>
          <table:covered-table-cell/>
          <table:table-cell table:style-name="ce34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10"/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65" office:value-type="string" calcext:value-type="string" table:number-columns-spanned="2" table:number-rows-spanned="1">
            <text:p><text:span text:style-name="T6">\begin{|</text:span><text:span text:style-name="T8">p</text:span><text:span text:style-name="T7">|</text:span><text:span text:style-name="T8">b</text:span><text:span text:style-name="T7">|</text:span><text:span text:style-name="T8">B</text:span><text:span text:style-name="T7">|</text:span><text:span text:style-name="T8">v</text:span><text:span text:style-name="T7">|</text:span><text:span text:style-name="T8">V</text:span><text:span text:style-name="T7">|</text:span><text:span text:style-name="T3">matrix</text:span>}</text:p>
          </table:table-cell>
          <table:covered-table-cell/>
          <table:table-cell table:style-name="ce84" office:value-type="string" calcext:value-type="string" table:number-columns-spanned="3" table:number-rows-spanned="3">
            <text:p><text:span text:style-name="T10">{|</text:span><text:span text:style-name="T11">p</text:span><text:span text:style-name="T12">|</text:span><text:span text:style-name="T11">b</text:span><text:span text:style-name="T12">|</text:span><text:span text:style-name="T11">B</text:span><text:span text:style-name="T12">|</text:span><text:span text:style-name="T11">v</text:span><text:span text:style-name="T12">|</text:span><text:span text:style-name="T11">V</text:span><text:span text:style-name="T12">|}{</text:span><text:span text:style-name="T11">rows</text:span><text:span text:style-name="T12">}x{</text:span><text:span text:style-name="T11">cols</text:span><text:span text:style-name="T12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>
            <text:p>...</text:p>
          </table:table-cell>
          <table:table-cell table:style-name="ce76"/>
          <table:covered-table-cell table:number-columns-repeated="2" table:style-name="ce76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2" table:number-rows-spanned="1">
            <text:p><text:span text:style-name="T9">\end{|</text:span><text:span text:style-name="T8">p</text:span><text:span text:style-name="T7">|</text:span><text:span text:style-name="T8">b</text:span><text:span text:style-name="T7">|</text:span><text:span text:style-name="T8">B</text:span><text:span text:style-name="T7">|</text:span><text:span text:style-name="T8">v</text:span><text:span text:style-name="T7">|</text:span><text:span text:style-name="T8">V</text:span><text:span text:style-name="T7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65" office:value-type="string" calcext:value-type="string" table:number-columns-spanned="2" table:number-rows-spanned="1">
            <text:p><text:span text:style-name="T6">\begin{|</text:span><text:span text:style-name="T8">p</text:span><text:span text:style-name="T7">|</text:span><text:span text:style-name="T8">b</text:span><text:span text:style-name="T7">|</text:span><text:span text:style-name="T8">B</text:span><text:span text:style-name="T7">|</text:span><text:span text:style-name="T8">v</text:span><text:span text:style-name="T7">|</text:span><text:span text:style-name="T8">V</text:span><text:span text:style-name="T7">|</text:span><text:span text:style-name="T3">matrix</text:span>}</text:p>
          </table:table-cell>
          <table:covered-table-cell/>
          <table:table-cell table:style-name="ce84" office:value-type="string" calcext:value-type="string" table:number-columns-spanned="3" table:number-rows-spanned="3">
            <text:p><text:span text:style-name="T10">{|</text:span><text:span text:style-name="T11">p</text:span><text:span text:style-name="T12">|</text:span><text:span text:style-name="T11">b</text:span><text:span text:style-name="T12">|</text:span><text:span text:style-name="T11">B</text:span><text:span text:style-name="T12">|</text:span><text:span text:style-name="T11">v</text:span><text:span text:style-name="T12">|</text:span><text:span text:style-name="T11">V</text:span><text:span text:style-name="T12">|}{</text:span><text:span text:style-name="T11">rows</text:span><text:span text:style-name="T12">},{</text:span><text:span text:style-name="T11">cols</text:span><text:span text:style-name="T12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>
            <text:p>...</text:p>
          </table:table-cell>
          <table:table-cell table:style-name="ce76"/>
          <table:covered-table-cell table:number-columns-repeated="2" table:style-name="ce76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2" table:number-rows-spanned="1">
            <text:p><text:span text:style-name="T9">\end{|</text:span><text:span text:style-name="T8">p</text:span><text:span text:style-name="T7">|</text:span><text:span text:style-name="T8">b</text:span><text:span text:style-name="T7">|</text:span><text:span text:style-name="T8">B</text:span><text:span text:style-name="T7">|</text:span><text:span text:style-name="T8">v</text:span><text:span text:style-name="T7">|</text:span><text:span text:style-name="T8">V</text:span><text:span text:style-name="T7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65" office:value-type="string" calcext:value-type="string" table:number-columns-spanned="2" table:number-rows-spanned="1">
            <text:p><text:span text:style-name="T6">\begin{|</text:span><text:span text:style-name="T8">p</text:span><text:span text:style-name="T7">|</text:span><text:span text:style-name="T8">b</text:span><text:span text:style-name="T7">|</text:span><text:span text:style-name="T8">B</text:span><text:span text:style-name="T7">|</text:span><text:span text:style-name="T8">v</text:span><text:span text:style-name="T7">|</text:span><text:span text:style-name="T8">V</text:span><text:span text:style-name="T7">|</text:span><text:span text:style-name="T3">matrix</text:span>}</text:p>
          </table:table-cell>
          <table:covered-table-cell/>
          <table:table-cell table:style-name="ce84" office:value-type="string" calcext:value-type="string" table:number-columns-spanned="3" table:number-rows-spanned="3">
            <text:p><text:span text:style-name="T9">{|</text:span><text:span text:style-name="T8">p</text:span><text:span text:style-name="T7">|</text:span><text:span text:style-name="T8">b</text:span><text:span text:style-name="T7">|</text:span><text:span text:style-name="T8">B</text:span><text:span text:style-name="T7">|</text:span><text:span text:style-name="T8">v</text:span><text:span text:style-name="T7">|</text:span><text:span text:style-name="T8">V</text:span><text:span text:style-name="T7">|}gn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>
            <text:p>...</text:p>
          </table:table-cell>
          <table:table-cell table:style-name="ce76"/>
          <table:covered-table-cell table:number-columns-repeated="2" table:style-name="ce76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2" table:number-rows-spanned="1">
            <text:p><text:span text:style-name="T9">\end{|</text:span><text:span text:style-name="T8">p</text:span><text:span text:style-name="T7">|</text:span><text:span text:style-name="T8">b</text:span><text:span text:style-name="T7">|</text:span><text:span text:style-name="T8">B</text:span><text:span text:style-name="T7">|</text:span><text:span text:style-name="T8">v</text:span><text:span text:style-name="T7">|</text:span><text:span text:style-name="T8">V</text:span><text:span text:style-name="T7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9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tx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94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rtx</text:p>
          </table:table-cell>
          <table:table-cell table:style-name="ce97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94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2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cf</text:p>
          </table:table-cell>
          <table:table-cell table:style-name="ce97" office:value-type="string" calcext:value-type="string" table:number-columns-spanned="1" table:number-rows-spanned="6">
            <text:p>ye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57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76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4" table:number-rows-spanned="1">
            <text:p>}</text:p>
          </table:table-cell>
          <table:covered-table-cell table:number-columns-repeated="3" table:style-name="ce76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76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76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49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 table:style-name="ce94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9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97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97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94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94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g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x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r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opr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e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f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x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m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i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u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i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s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Function domain and codomain</text:p>
          </table:table-cell>
          <table:covered-table-cell table:style-name="ce5"/>
          <table:table-cell table:style-name="ce78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f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37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43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38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38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38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38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38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38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38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38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38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38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k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94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a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10"/>
          <table:covered-table-cell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94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10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94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94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94"/>
          <table:covered-table-cell table:number-columns-repeated="2"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m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94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ph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94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Acc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t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i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p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94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 table:number-columns-spanned="10" table:number-rows-spanned="1">
            <text:p>Arrow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m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>
            <text:p>s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n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>
            <text:p>s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n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e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9">\npd{</text:span><text:span text:style-name="T8">n</text:span><text:span text:style-name="T7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pd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9">\Npd{</text:span><text:span text:style-name="T8">n</text:span><text:span text:style-name="T7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96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96" office:value-type="string" calcext:value-type="string" table:number-columns-spanned="1" table:number-rows-spanned="2">
            <text:p>ct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96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4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96" office:value-type="string" calcext:value-type="string" table:number-columns-spanned="1" table:number-rows-spanned="2">
            <text:p>ctn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96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6">\citet[</text:span><text:span text:style-name="T8">pre-note</text:span><text:span text:style-name="T7">][</text:span><text:span text:style-name="T8">post-note</text:span><text:span text:style-name="T7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6">\citet*[</text:span><text:span text:style-name="T8">pre-note</text:span><text:span text:style-name="T7">][</text:span><text:span text:style-name="T8">post-note</text:span><text:span text:style-name="T7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96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94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6">\citealt[</text:span><text:span text:style-name="T8">pre-note</text:span><text:span text:style-name="T7">][</text:span><text:span text:style-name="T8">post-note</text:span><text:span text:style-name="T7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6">\citealt*[</text:span><text:span text:style-name="T8">pre-note</text:span><text:span text:style-name="T7">][</text:span><text:span text:style-name="T8">post-note</text:span><text:span text:style-name="T7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96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84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6">\citep[</text:span><text:span text:style-name="T8">pre-note</text:span><text:span text:style-name="T7">][</text:span><text:span text:style-name="T8">post-note</text:span><text:span text:style-name="T7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6">\citep*[</text:span><text:span text:style-name="T8">pre-note</text:span><text:span text:style-name="T7">][</text:span><text:span text:style-name="T8">post-note</text:span><text:span text:style-name="T7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96" office:value-type="string" calcext:value-type="string" table:number-columns-spanned="1" table:number-rows-spanned="2">
            <text:p>au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96" office:value-type="string" calcext:value-type="string" table:number-columns-spanned="1" table:number-rows-spanned="2">
            <text:p>ye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37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84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37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84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2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84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}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65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84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65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84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65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84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65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4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37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4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37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84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37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4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37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84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37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84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37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84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34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25"/>
          <table: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34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24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23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24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23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table-cell table:style-name="ce24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34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25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34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9" table:number-rows-spanned="1">
            <text:p>\newcommand{\der}[2]{\frac{\dr#1}{\dr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24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23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24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23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table:number-columns-spanned="1" table:number-rows-spanned="2"/>
          <table:table-cell/>
        </table:table-row>
        <table:table-row table:style-name="ro1">
          <table:table-cell table:style-name="ce24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23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27"/>
          <table:covered-table-cell table:style-name="ce27" office:value-type="string" calcext:value-type="string">
            <text:p>\newcommand{\npd}[3]{\frac{\partial^{#1}#2}{\partial#3^{#1}}}</text:p>
          </table:covered-table-cell>
          <table:covered-table-cell table:number-columns-repeated="5" table:style-name="ce27"/>
          <table:covered-table-cell table:style-name="ce101"/>
          <table:table-cell table:style-name="ce105" table:number-columns-spanned="1" table:number-rows-spanned="2"/>
          <table:table-cell/>
        </table:table-row>
        <table:table-row table:style-name="ro1">
          <table:table-cell table:style-name="ce24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 style:data-style-name="N2" text:time-value="13:25:18.5264387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8-17T13:32:34.496124278</dc:date>
    <meta:editing-duration>P1DT14H14M55S</meta:editing-duration>
    <meta:editing-cycles>623</meta:editing-cycles>
    <meta:generator>LibreOffice/24.2.5.2$Linux_X86_64 LibreOffice_project/420$Build-2</meta:generator>
    <meta:print-date>2024-08-17T13:25:38.770859359</meta:print-date>
    <meta:printed-by>PDF files</meta:printed-by>
    <meta:document-statistic meta:table-count="1" meta:cell-count="3436" meta:object-count="0"/>
  </office:meta>
</office:document-meta>
</file>